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mil</text:p>
          </table:table-cell>
          <table:table-cell table:formula="of:=95-29"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hasl</text:p>
          </table:table-cell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old</text:p>
          </table:table-cell>
          <table:table-cell office:value-type="float" office:value="59" calcext:value-type="float">
            <text:p>59</text:p>
          </table:table-cell>
          <table:table-cell table:formula="of:=[.D9]-[.D8]" office:value-type="float" office:value="26" calcext:value-type="float">
            <text:p>2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 layer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hit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lack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u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78" office:value-type="float" office:value="78" calcext:value-type="float">
            <text:p>78</text:p>
          </table:table-cell>
          <table:table-cell table:formula="of:=[.I21]-[.H21]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formula="of:=54/20" office:value-type="float" office:value="2.7" calcext:value-type="float">
            <text:p>2.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6"/>
          <table:table-cell table:formula="of:=([.H34]+[.F34])/2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([.H35]+[.H40])/2"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y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table:formula="of:=[.F34]+(3.3/2)" office:value-type="float" office:value="57.65" calcext:value-type="float">
            <text:p>57.65</text:p>
          </table:table-cell>
          <table:table-cell office:value-type="float" office:value="144" calcext:value-type="float">
            <text:p>144</text:p>
          </table:table-cell>
          <table:table-cell table:formula="of:=[.H34]+(3.3/2)" office:value-type="float" office:value="145.65" calcext:value-type="float">
            <text:p>145.65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office:value-type="float" office:value="74.5" calcext:value-type="float">
            <text:p>74.5</text:p>
          </table:table-cell>
          <table:table-cell/>
          <table:table-cell office:value-type="float" office:value="74.5" calcext:value-type="float">
            <text:p>74.5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149.5" calcext:value-type="float">
            <text:p>149.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office:value-type="float" office:value="144" calcext:value-type="float">
            <text:p>144</text:p>
          </table:table-cell>
          <table:table-cell table:formula="of:=[.F39]+(3.3/2)" office:value-type="float" office:value="145.65" calcext:value-type="float">
            <text:p>145.65</text:p>
          </table:table-cell>
          <table:table-cell office:value-type="float" office:value="56" calcext:value-type="float">
            <text:p>56</text:p>
          </table:table-cell>
          <table:table-cell table:formula="of:=[.H39]+(3.3/2)" office:value-type="float" office:value="57.65" calcext:value-type="float">
            <text:p>57.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125.5" calcext:value-type="float">
            <text:p>125.5</text:p>
          </table:table-cell>
          <table:table-cell/>
          <table:table-cell office:value-type="float" office:value="125.5" calcext:value-type="float">
            <text:p>125.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y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y</text:p>
          </table:table-cell>
          <table:table-cell office:value-type="float" office:value="117" calcext:value-type="float">
            <text:p>117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formula="of:=[.M43]-[.M42]"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[.M34]-[.M33]" office:value-type="float" office:value="62" calcext:value-type="float">
            <text:p>62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formula="of:=[.F51]-[.F49]"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M33]+[.F56]/2" office:value-type="float" office:value="83" calcext:value-type="float">
            <text:p>8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09:44:00.178235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rs Gaudenz</meta:initial-creator>
    <meta:creation-date>2016-04-17T19:40:28.544351267</meta:creation-date>
    <dc:date>2016-04-18T15:34:02.728044884</dc:date>
    <dc:creator>Urs Gaudenz</dc:creator>
    <meta:editing-duration>PT4M3S</meta:editing-duration>
    <meta:editing-cycles>2</meta:editing-cycles>
    <meta:generator>LibreOffice/4.2.8.2$Linux_x86 LibreOffice_project/420m0$Build-2</meta:generator>
    <meta:document-statistic meta:table-count="1" meta:cell-count="61" meta:object-count="0"/>
  </office:meta>
</office:document-meta>
</file>